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lor_Cel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ur (Red)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ute (Green)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cond (Blue)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/>
          <table:table-cell table:style-name="ce1" table:formula="of:=ORG.LIBREOFFICE.COLOR([.B2];[.B3];[.B4])" office:value-type="float" office:value="16777215" calcext:value-type="float">
            <text:p>16777215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n/Sec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table:formula="of:=204-5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10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table:number-columns-repeated="10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9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table:formula="of:=204-51"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9:29:42.0258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3:00:39.996594000</meta:creation-date>
    <dc:date>2015-05-11T19:36:03.863487000</dc:date>
    <meta:editing-duration>PT8H12M21S</meta:editing-duration>
    <meta:editing-cycles>4</meta:editing-cycles>
    <meta:generator>LibreOffice/4.4.1.2$MacOSX_X86_64 LibreOffice_project/45e2de17089c24a1fa810c8f975a7171ba4cd432</meta:generator>
    <meta:document-statistic meta:table-count="1" meta:cell-count="188" meta:object-count="0"/>
  </office:meta>
</office:document-meta>
</file>

<file path=Basic/Standard/Color_Cell.xml><?xml version="1.0" encoding="utf-8"?>
<!DOCTYPE module  PUBLIC '-//OpenOffice.org//DTD OfficeDocument 1.0//EN'  'module.dtd'>
<script:module xmlns:script="http://openoffice.org/2000/script" script:name="Color_Cell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BackgroundPattern.Transparent"
args1(0).Value = false
args1(1).Name = "BackgroundPattern.BackColor"
args1(1).Value = 16711680
args1(2).Name = "BackgroundPattern.URL"
args1(2).Value = ""
args1(3).Name = "BackgroundPattern.Filtername"
args1(3).Value = ""
args1(4).Name = "BackgroundPattern.Position"
args1(4).Value = com.sun.star.style.GraphicLocation.NONE

dispatcher.executeDispatch(document, ".uno:BackgroundPattern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lor_C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